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Bahnschrift SemiBold SemiConden" svg:font-family="'Bahnschrift SemiBold SemiConden'" style:font-family-generic="swiss" style:font-pitch="variable"/>
    <style:font-face style:name="Century" svg:font-family="Century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0e6ea0" officeooo:paragraph-rsid="000e6ea0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style:text-underline-style="solid" style:text-underline-width="auto" style:text-underline-color="font-color" fo:font-weight="bold" officeooo:rsid="0010914c" officeooo:paragraph-rsid="000d7e4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ahnschrift SemiBold SemiConden" fo:font-size="16pt" style:text-underline-style="solid" style:text-underline-width="auto" style:text-underline-color="font-color" fo:font-weight="bold" officeooo:rsid="000d7e42" officeooo:paragraph-rsid="000d7e4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4pt" style:text-underline-style="solid" style:text-underline-width="auto" style:text-underline-color="font-color" fo:font-weight="bold" officeooo:rsid="0010914c" officeooo:paragraph-rsid="0011e9b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2pt" style:text-underline-style="solid" style:text-underline-width="auto" style:text-underline-color="font-color" fo:font-weight="bold" officeooo:rsid="0010914c" officeooo:paragraph-rsid="0010914c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2pt" style:text-underline-style="solid" style:text-underline-width="auto" style:text-underline-color="font-color" fo:font-weight="bold" officeooo:rsid="0010914c" officeooo:paragraph-rsid="0011e9b0" style:font-size-asian="12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1e9b0" style:font-weight-asian="normal" style:font-weight-complex="normal"/>
    </style:style>
    <style:style style:name="T4" style:family="text">
      <style:text-properties style:text-underline-style="none" officeooo:rsid="0011e9b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officeooo:rsid="0011e9b0"/>
    </style:style>
    <style:style style:name="T9" style:family="text">
      <style:text-properties fo:font-size="12pt" style:text-underline-style="none" fo:font-weight="normal" officeooo:rsid="0011e9b0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UNTES UNIDAD 1</text:p>
      <text:p text:style-name="P2"/>
      <text:p text:style-name="P5">IMPERATIVA<text:span text:style-name="T1"> → <text:s/></text:span></text:p>
      <text:p text:style-name="P5"><text:span text:style-name="T2">- Estructurada (Sentencias, Alternativas[Pregunta alguna cosa. Ejemplo → ¿x &lt;/&gt; 0?; tras esto escoge un</text:span><text:span text:style-name="T3">o</text:span><text:span text:style-name="T2"> u otro código], Iterativas[Valor fijo. Ejemplo → n=100])</text:span></text:p>
      <text:p text:style-name="P5"><text:span text:style-name="T2">- Procedural/Modular</text:span></text:p>
      <text:p text:style-name="P5"><text:span text:style-name="T2">- OOP</text:span></text:p>
      <text:p text:style-name="P5">DECLARATIVA<text:span text:style-name="T1"> → </text:span></text:p>
      <text:p text:style-name="P5"><text:span text:style-name="T2">- Funcional</text:span></text:p>
      <text:p text:style-name="P6"><text:span text:style-name="T2">- Lógica</text:span></text:p>
      <text:p text:style-name="P6"><text:span text:style-name="T2"/></text:p>
      <text:p text:style-name="P6"><text:span text:style-name="T8">PARALIGMA</text:span><text:span text:style-name="T4"> → </text:span></text:p>
      <text:p text:style-name="P6"><text:span text:style-name="T3">- Cohesión → +Mejor relación</text:span></text:p>
      <text:p text:style-name="P4"><text:span text:style-name="T9">- Acoplamiento → Mientras -mejor. Es la dependencia entre módulos. </text:span><text:span text:style-name="T2"><text:line-break/> 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Bahnschrift SemiBold SemiConden" svg:font-family="'Bahnschrift SemiBold SemiConden'" style:font-family-generic="swiss" style:font-pitch="variable"/>
    <style:font-face style:name="Century" svg:font-family="Century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1T08:52:08.762000000</meta:creation-date>
    <meta:generator>LibreOffice/7.2.1.2$Windows_X86_64 LibreOffice_project/87b77fad49947c1441b67c559c339af8f3517e22</meta:generator>
    <dc:date>2022-09-21T10:29:56.650000000</dc:date>
    <meta:editing-duration>PT14M8S</meta:editing-duration>
    <meta:editing-cycles>1</meta:editing-cycles>
    <meta:document-statistic meta:table-count="0" meta:image-count="0" meta:object-count="0" meta:page-count="1" meta:paragraph-count="11" meta:word-count="55" meta:character-count="358" meta:non-whitespace-character-count="307"/>
  </office:meta>
</office:document-meta>
</file>